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1pt" officeooo:rsid="0015d94a" officeooo:paragraph-rsid="0015d94a" style:font-size-asian="11pt" style:font-size-complex="11pt"/>
    </style:style>
    <style:style style:name="P2" style:family="paragraph" style:parent-style-name="Standard" style:list-style-name="L4">
      <style:text-properties style:font-name="Times New Roman" fo:font-size="11pt" officeooo:rsid="0015d94a" officeooo:paragraph-rsid="0015d94a" style:font-size-asian="11pt" style:font-size-complex="11pt"/>
    </style:style>
    <style:style style:name="P3" style:family="paragraph" style:parent-style-name="Standard" style:list-style-name="L5">
      <style:text-properties style:font-name="Times New Roman" fo:font-size="11pt" officeooo:rsid="0015d94a" officeooo:paragraph-rsid="0015d94a" style:font-size-asian="11pt" style:font-size-complex="11pt"/>
    </style:style>
    <style:style style:name="P4" style:family="paragraph" style:parent-style-name="Standard" style:list-style-name="L6">
      <style:text-properties style:font-name="Times New Roman" fo:font-size="11pt" officeooo:rsid="0015d94a" officeooo:paragraph-rsid="0015d94a" style:font-size-asian="11pt" style:font-size-complex="11pt"/>
    </style:style>
    <style:style style:name="P5" style:family="paragraph" style:parent-style-name="Standard">
      <style:text-properties style:font-name="Times New Roman" fo:font-size="11pt" officeooo:paragraph-rsid="0015d94a" style:font-size-asian="11pt" style:font-size-complex="11pt"/>
    </style:style>
    <style:style style:name="P6" style:family="paragraph" style:parent-style-name="Standard" style:list-style-name="L3">
      <style:text-properties style:font-name="Times New Roman" fo:font-size="11pt" officeooo:paragraph-rsid="0015d94a" style:font-size-asian="11pt" style:font-size-complex="11pt"/>
    </style:style>
    <style:style style:name="P7" style:family="paragraph" style:parent-style-name="Standard" style:list-style-name="L4">
      <style:text-properties style:font-name="Times New Roman" fo:font-size="11pt" officeooo:paragraph-rsid="0015d94a" style:font-size-asian="11pt" style:font-size-complex="11pt"/>
    </style:style>
    <style:style style:name="P8" style:family="paragraph" style:parent-style-name="Standard" style:list-style-name="L5">
      <style:text-properties style:font-name="Times New Roman" fo:font-size="11pt" officeooo:paragraph-rsid="0015d94a" style:font-size-asian="11pt" style:font-size-complex="11pt"/>
    </style:style>
    <style:style style:name="P9" style:family="paragraph" style:parent-style-name="Standard" style:list-style-name="L6">
      <style:text-properties style:font-name="Times New Roman" fo:font-size="11pt" officeooo:paragraph-rsid="00178fa2" style:font-size-asian="11pt" style:font-size-complex="11pt"/>
    </style:style>
    <style:style style:name="P10" style:family="paragraph" style:parent-style-name="Standard" style:list-style-name="L6">
      <style:text-properties style:font-name="Times New Roman" fo:font-size="11pt" officeooo:rsid="00178fa2" officeooo:paragraph-rsid="00178fa2" style:font-size-asian="11pt" style:font-size-complex="11pt"/>
    </style:style>
    <style:style style:name="P11" style:family="paragraph" style:parent-style-name="Standard">
      <style:text-properties style:font-name="Times New Roman" fo:font-size="11pt" fo:font-weight="bold" officeooo:rsid="0015d94a" officeooo:paragraph-rsid="0015d94a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Times New Roman" fo:font-size="11pt" fo:font-weight="normal" officeooo:rsid="0015d94a" officeooo:paragraph-rsid="0015d94a" style:font-size-asian="11pt" style:font-weight-asian="normal" style:font-size-complex="11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d94a" style:font-weight-asian="normal" style:font-weight-complex="normal"/>
    </style:style>
    <style:style style:name="T3" style:family="text">
      <style:text-properties fo:font-weight="normal" officeooo:rsid="00178fa2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165in" fo:text-indent="-0.25in" fo:margin-left="0.7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665in" fo:text-indent="-0.25in" fo:margin-left="0.9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165in" fo:text-indent="-0.25in" fo:margin-left="1.2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665in" fo:text-indent="-0.25in" fo:margin-left="1.4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165in" fo:text-indent="-0.25in" fo:margin-left="1.7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665in" fo:text-indent="-0.25in" fo:margin-left="1.9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165in" fo:text-indent="-0.25in" fo:margin-left="2.2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665in" fo:text-indent="-0.25in" fo:margin-left="2.4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165in" fo:text-indent="-0.25in" fo:margin-left="2.7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665in" fo:text-indent="-0.25in" fo:margin-left="2.966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 4414 Operating Systems</text:p>
      <text:p text:style-name="P1">Project 5</text:p>
      <text:p text:style-name="P1">11/10/15</text:p>
      <text:p text:style-name="P1">Aki Gao</text:p>
      <text:p text:style-name="P1">xag9bb</text:p>
      <text:p text:style-name="P1"/>
      <text:p text:style-name="P11">Write-up:</text:p>
      <text:p text:style-name="P5"><text:span text:style-name="T2">Bit masks and shifts for used to extract the page number and the offset from the virtual address.</text:span></text:p>
      <text:list xml:id="list1604772036881382981" text:style-name="L3">
        <text:list-item>
          <text:p text:style-name="P6"><text:span text:style-name="T2">Page: (virtual address &amp; 0xF00) &gt;&gt; 8</text:span></text:p>
        </text:list-item>
        <text:list-item>
          <text:p text:style-name="P6"><text:span text:style-name="T2">Offset: virtual address &amp; 0xFF</text:span></text:p>
        </text:list-item>
      </text:list>
      <text:p text:style-name="P12">A struct with the following fields called entry was used to model data for the page table and TLB:</text:p>
      <text:list xml:id="list9112046648784720517" text:style-name="L4">
        <text:list-item>
          <text:p text:style-name="P7"><text:span text:style-name="T2">integer page</text:span></text:p>
          <text:list>
            <text:list-item>
              <text:p text:style-name="P2"><text:span text:style-name="T1">page number in virtual address space</text:span></text:p>
            </text:list-item>
          </text:list>
        </text:list-item>
        <text:list-item>
          <text:p text:style-name="P7"><text:span text:style-name="T2">integer frame</text:span></text:p>
          <text:list>
            <text:list-item>
              <text:p text:style-name="P2"><text:span text:style-name="T2">f</text:span><text:span text:style-name="T1">rame number in physical address space</text:span></text:p>
            </text:list-item>
          </text:list>
        </text:list-item>
        <text:list-item>
          <text:p text:style-name="P7"><text:span text:style-name="T2">integer valid</text:span></text:p>
          <text:list>
            <text:list-item>
              <text:p text:style-name="P2"><text:span text:style-name="T1">flag that indicates whether the entry is a valid or not</text:span></text:p>
            </text:list-item>
          </text:list>
        </text:list-item>
        <text:list-item>
          <text:p text:style-name="P7"><text:span text:style-name="T2">long counter</text:span></text:p>
          <text:list>
            <text:list-item>
              <text:p text:style-name="P2"><text:span text:style-name="T1">counter to track usage for LRU algorithm to replace entries</text:span></text:p>
            </text:list-item>
          </text:list>
        </text:list-item>
      </text:list>
      <text:p text:style-name="P1"><text:span text:style-name="T1">Data Structures:</text:span></text:p>
      <text:list xml:id="list1967033470144344399" text:style-name="L5">
        <text:list-item>
          <text:p text:style-name="P3"><text:span text:style-name="T1">TLB array</text:span></text:p>
          <text:list>
            <text:list-item>
              <text:p text:style-name="P3"><text:span text:style-name="T1">type entry</text:span></text:p>
            </text:list-item>
            <text:list-item>
              <text:p text:style-name="P3"><text:span text:style-name="T1">size 4</text:span></text:p>
            </text:list-item>
          </text:list>
        </text:list-item>
        <text:list-item>
          <text:p text:style-name="P3"><text:span text:style-name="T1">entry table array</text:span></text:p>
          <text:list>
            <text:list-item>
              <text:p text:style-name="P3"><text:span text:style-name="T1">type entry</text:span></text:p>
            </text:list-item>
            <text:list-item>
              <text:p text:style-name="P3"><text:span text:style-name="T1">size 8</text:span></text:p>
            </text:list-item>
          </text:list>
        </text:list-item>
        <text:list-item>
          <text:p text:style-name="P3"><text:span text:style-name="T1">physical memory </text:span><text:span text:style-name="T3">array</text:span></text:p>
          <text:list>
            <text:list-item>
              <text:p text:style-name="P8"><text:span text:style-name="T2">type integer</text:span></text:p>
            </text:list-item>
            <text:list-item>
              <text:p text:style-name="P3"><text:span text:style-name="T1">size 8 x 64</text:span></text:p>
            </text:list-item>
          </text:list>
        </text:list-item>
      </text:list>
      <text:p text:style-name="P1"><text:span text:style-name="T1">Algorithm:</text:span></text:p>
      <text:list xml:id="list4139372807279623261" text:style-name="L6">
        <text:list-item>
          <text:p text:style-name="P4"><text:span text:style-name="T3">R</text:span><text:span text:style-name="T1">ead logical address from </text:span><text:span text:style-name="T3">addresses</text:span><text:span text:style-name="T1"> file.</text:span></text:p>
        </text:list-item>
        <text:list-item>
          <text:p text:style-name="P4"><text:span text:style-name="T3">E</text:span><text:span text:style-name="T1">xtract page and offset from virtual address.</text:span></text:p>
        </text:list-item>
        <text:list-item>
          <text:p text:style-name="P9"><text:span text:style-name="T3">C</text:span><text:span text:style-name="T2">heck if entry for page exists in TLB.</text:span></text:p>
        </text:list-item>
        <text:list-item>
          <text:p text:style-name="P9"><text:span text:style-name="T3"><text:s/>I</text:span><text:span text:style-name="T2">f entry exists </text:span><text:span text:style-name="T3">in TLB</text:span><text:span text:style-name="T2">, </text:span><text:span text:style-name="T3">update </text:span><text:span text:style-name="T2">counter accordingly </text:span><text:span text:style-name="T3">for entry</text:span><text:span text:style-name="T2"> to reflect usage </text:span><text:span text:style-name="T3">by appending a 1 to the binary value of the counter</text:span><text:span text:style-name="T2">.</text:span></text:p>
        </text:list-item>
        <text:list-item>
          <text:p text:style-name="P10"><text:span text:style-name="T2">S</text:span><text:span text:style-name="T1">kip to step 12 if entry for TLB exists.</text:span></text:p>
        </text:list-item>
        <text:list-item>
          <text:p text:style-name="P10"><text:span text:style-name="T1">If entry does not exist in TLB, check if entry for page exists in page table.</text:span></text:p>
        </text:list-item>
        <text:list-item>
          <text:p text:style-name="P10"><text:span text:style-name="T1">If entry exists in page table, insert entry into an available empty slot (first-fit placement algorithm) in the TLB. If no slot is empty, then find the counter with the smallest value and replace that entry (least recently used algorithm).e</text:span></text:p>
        </text:list-item>
        <text:list-item>
          <text:p text:style-name="P10"><text:span text:style-name="T1">Skip to step 11 if entry for page table exists.</text:span></text:p>
        </text:list-item>
        <text:list-item>
          <text:p text:style-name="P10"><text:span text:style-name="T1">if entry does not exist in page table, determine the byte offset in BACKING_STORE binary file based on the page, and copy the data into the physical memory array.</text:span></text:p>
        </text:list-item>
        <text:list-item>
          <text:p text:style-name="P10"><text:span text:style-name="T1">Insert entries into available slots in (first-fit placement algorithm) page table and TLB. If no slot(s) is/are empty, then find the counter with the smallest value and replace that entry (least recently used algorithm). </text:span></text:p>
        </text:list-item>
        <text:list-item>
          <text:p text:style-name="P10"><text:span text:style-name="T1"><text:s/>Update counters for both entries by appending a 1 to the binary value of the counter</text:span><text:span text:style-name="T2"> </text:span><text:span text:style-name="T1">in the page table and the TLB to reflect usage.</text:span></text:p>
        </text:list-item>
        <text:list-item>
          <text:p text:style-name="P10"><text:span text:style-name="T1">Update counters for all entries in TLB and page table by bit shifting counters to right by 1. </text:span></text:p>
        </text:list-item>
        <text:list-item>
          <text:p text:style-name="P10"><text:span text:style-name="T1">While there are still addresses not processed yet, repeat from step 1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3T10:18:58.930411000</meta:creation-date>
    <dc:date>2015-11-13T10:55:31.665335000</dc:date>
    <meta:editing-duration>PT21M21S</meta:editing-duration>
    <meta:editing-cycles>2</meta:editing-cycles>
    <meta:generator>LibreOffice/5.0.1.2$MacOSX_X86_64 LibreOffice_project/81898c9f5c0d43f3473ba111d7b351050be20261</meta:generator>
    <meta:document-statistic meta:table-count="0" meta:image-count="0" meta:object-count="0" meta:page-count="1" meta:paragraph-count="42" meta:word-count="397" meta:character-count="2079" meta:non-whitespace-character-count="1752"/>
  </office:meta>
</office:document-meta>
</file>